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igital signatu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ltán </meta:initial-creator>
    <meta:creation-date>2011-12-27T15:26:00.98</meta:creation-date>
    <dc:date>2011-12-27T15:26:40.25</dc:date>
    <dc:creator>Zoltán </dc:creator>
    <meta:editing-duration>PT43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1" meta:paragraph-count="1" meta:word-count="3" meta:character-count="2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90061004800f300fd0028004100eb00b9007a009a003b00cc00aa00c200e9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Wyayt1oIkHpx8i5Ng9bm4EufE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jGIYo4Sm7lw8JNyxaf7dCeu/6h8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vJ8Ah3Ep+49RDY3l+RK9lHjnZWM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ClB6Rx/4uuOoBVDFybz+MJJHYc=</DigestValue>
      </Reference>
      <Reference URI="Thumbnails/thumbnail.png">
        <DigestMethod Algorithm="http://www.w3.org/2000/09/xmldsig#sha1"/>
        <DigestValue>Pb8U8f6Ga3bIZeXxlHGiA23SOnY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8T5yN1zvXCZYtNxn9iYVfUHdhnY=</DigestValue>
      </Reference>
      <Reference URI="#ID_003e001600c4000b00010049004300ea00b1004e0043007c00240052007400b4">
        <DigestMethod Algorithm="http://www.w3.org/2000/09/xmldsig#sha1"/>
        <DigestValue>BGWT8PSv/W94RSgbErc6Bea7Nxc=</DigestValue>
      </Reference>
    </SignedInfo>
    <SignatureValue>hg/BDikYFMU/09TPh98mZVJ1H+Ii43AplvTnTHq4CTLhl0pp5OqisqVAjqikk3L4
b2QyDE1Clhh9uiUjofd9GGEPsAfp3ZfZlCZmPleU0qZ3SMZjvs7TOu9Hz7U2hwDx
33DCOPPPDjDd3QnhBmZdgIIwv2lRIeDr9F4gXkftJXqgd93YXL1P9J2NUwVgOOr8
fkGY5K45E6Gg+eETLm0tbNaQQVnW6JUGz0FuLGKetMkVCdiannrtHghGoXeUROZe
co4cG0HvLqCOGxb5Jwnw2VqAcEBynp6QJKmylh7UT+7gTadiJLRs8/v5DDVKeQrr
qbefKGf3i9vsPeJikzhfsQ==</SignatureValue>
    <KeyInfo>
      <X509Data>
        <X509IssuerSerial>
          <X509IssuerName>CN=StartCom Class 1 Primary Intermediate Client CA, OU=Secure Digital Certificate Signing, O=StartCom Ltd., C=IL</X509IssuerName>
          <X509SerialNumber>162048</X509SerialNumber>
        </X509IssuerSerial>
        <X509Certificate>MIIGbzCCBVegAwIBAgIDAnkAMA0GCSqGSIb3DQEBBQUAMIGMMQswCQYDVQQGEwJJ
TDEWMBQGA1UEChMNU3RhcnRDb20gTHRkLjErMCkGA1UECxMiU2VjdXJlIERpZ2l0
YWwgQ2VydGlmaWNhdGUgU2lnbmluZzE4MDYGA1UEAxMvU3RhcnRDb20gQ2xhc3Mg
MSBQcmltYXJ5IEludGVybWVkaWF0ZSBDbGllbnQgQ0EwHhcNMTEwNDI3MDMxNzM5
WhcNMTIwNDI2MjIyNDA3WjCBkjEgMB4GA1UEDRMXNDEyOTkzLThpN01jUGtjMTJl
MFB1ZUgxHjAcBgNVBAoTFVBlcnNvbmEgTm90IFZhbGlkYXRlZDEpMCcGA1UEAxMg
U3RhcnRDb20gRnJlZSBDZXJ0aWZpY2F0ZSBNZW1iZXIxIzAhBgkqhkiG9w0BCQEW
FHpyZWl6aW5nZXJAaGRzbmV0Lmh1MIIBIjANBgkqhkiG9w0BAQEFAAOCAQ8AMIIB
CgKCAQEA6s/Ruqp1GRel1zSPl4boXfefd5oEQFDfa8D+56Zj6POcSF1vFRTGhCi6
iXy+lH/gdB92qIYUcKSoBJQOmDo2l2YttiOINc04HHo9ZUZkB8bvQSiLPyBk43Gp
03MiyAV4Ulp4ZVk/B7+lS9zX0rO6zDOaUKiklG7FPlE+A1O/hS5l8KnT25nYfl/m
5fiNeNVF3zbByrkCSNLSkn5vUs4rZ7P0INE9VBEhVE/0omiPq/g5xIEy52slzqFS
17DRVbkh5sCOUgg84CSEqYtVXS5e831CUwhsLOxih4c2gP0oj+Do4mZENHm9pG5U
CUl5tV8sRrPqhgVzi+YdoibtCn781wIDAQABo4IC0DCCAswwCQYDVR0TBAIwADAL
BgNVHQ8EBAMCBLAwHQYDVR0lBBYwFAYIKwYBBQUHAwIGCCsGAQUFBwMEMB0GA1Ud
DgQWBBSTRgMC4rSC2UNRIXWO/lXw36AKIjAfBgNVHSMEGDAWgBRTcu2SnODaywFc
fH6WNU7y1LhRgjAfBgNVHREEGDAWgRR6cmVpemluZ2VyQGhkc25ldC5odTCCAUIG
A1UdIASCATkwggE1MIIBMQYLKwYBBAGBtTcBAgIwggEgMC4GCCsGAQUFBwIBFiJo
dHRwOi8vd3d3LnN0YXJ0c3NsLmNvbS9wb2xpY3kucGRmMDQGCCsGAQUFBwIBFiho
dHRwOi8vd3d3LnN0YXJ0c3NsLmNvbS9pbnRlcm1lZGlhdGUucGRmMIG3BggrBgEF
BQcCAjCBqjAUFg1TdGFydENvbSBMdGQuMAMCAQEagZFMaW1pdGVkIExpYWJpbGl0
eSwgc2VlIHNlY3Rpb24gKkxlZ2FsIExpbWl0YXRpb25zKiBvZiB0aGUgU3RhcnRD
b20gQ2VydGlmaWNhdGlvbiBBdXRob3JpdHkgUG9saWN5IGF2YWlsYWJsZSBhdCBo
dHRwOi8vd3d3LnN0YXJ0c3NsLmNvbS9wb2xpY3kucGRmMDYGA1UdHwQvMC0wK6Ap
oCeGJWh0dHA6Ly9jcmwuc3RhcnRzc2wuY29tL2NydHUxLWNybC5jcmwwgY4GCCsG
AQUFBwEBBIGBMH8wOQYIKwYBBQUHMAGGLWh0dHA6Ly9vY3NwLnN0YXJ0c3NsLmNv
bS9zdWIvY2xhc3MxL2NsaWVudC9jYTBCBggrBgEFBQcwAoY2aHR0cDovL2FpYS5z
dGFydHNzbC5jb20vY2VydHMvc3ViLmNsYXNzMS5jbGllbnQuY2EuY3J0MCMGA1Ud
EgQcMBqGGGh0dHA6Ly93d3cuc3RhcnRzc2wuY29tLzANBgkqhkiG9w0BAQUFAAOC
AQEAbfrZavJO0EdtSh1RC/VLF7WXiCfdVYMO0h8ROz6CqJB7UDxhw979LKxJt8op
TBzBroTimwotY35iQHbd4oQMTk+aqaxSNMCS8tjjKbyTu/W7JuLSeMv5YxGaosMe
pBrMI3ReHyH5TJiFwelQc6BXGlcqkJph3FsNnN+N6l/fqDz71wd1iJeTOWF6Qz6U
lAbPVxkqrgQl/+VaUKNy7+OdKT0Li6M321VnYeeEjhuNrudtlTTyrXzWkH/rZPXs
d9IE3fggCXwn9fZQ2T5ydwhBM2TVwWOkRgypYnySDRS6rDyv07fF7BiVTS48sSTp
Vf68bb7x+ddiq9VFid4icrkHsA==</X509Certificate>
      </X509Data>
    </KeyInfo>
    <Object>
      <SignatureProperties>
        <SignatureProperty Id="ID_003e001600c4000b00010049004300ea00b1004e0043007c00240052007400b4" Target="#ID_00090061004800f300fd0028004100eb00b9007a009a003b00cc00aa00c200e9">
          <dc:date xmlns:dc="http://purl.org/dc/elements/1.1/">2011-12-27T15:27:05,15</dc:date>
        </SignatureProperty>
      </SignatureProperties>
    </Object>
  </Signature>
</document-signatures>
</file>